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fo:min-height="10.5cm"/>
      <style:paragraph-properties style:writing-mode="lr-tb"/>
    </style:style>
    <style:style style:name="P1" style:family="paragraph">
      <style:paragraph-properties fo:margin-top="0.52cm" fo:margin-bottom="0.35cm"/>
      <style:text-properties fo:font-size="10pt" style:font-size-asian="10pt" style:font-size-complex="10pt"/>
    </style:style>
    <style:style style:name="P2" style:family="paragraph">
      <loext:graphic-properties draw:fill="none"/>
      <style:paragraph-properties fo:margin-top="0.52cm" fo:margin-bottom="0.35cm"/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9cm" svg:height="10.75cm" svg:x="1cm" svg:y="1.5cm">
          <draw:text-box draw:corner-radius="0.941cm">
            <text:p text:style-name="P1">def pin_extractor(poems): secret_codes = [] for poem in poems: secret_code = '' lines = poem.split('\n') for line_index, line in enumerate(lines): words = line.split() if len(words) &gt; line_index: secret_code += str(len(words[line_index])) else: secret_code += '0' secret_codes.append(secret_code) return secret_codes </text:p>
            <text:p text:style-name="P1">poem = """Stars and the moonshine in the skywhite anduntil the end of the night"""</text:p>
            <text:p text:style-name="P1">poem2 = 'The grass is green\nhere and there\nhoping for rain\nbefore it turns yellow'poem3 = 'There\nonce\nwas\na\ndragon'</text:p>
            <text:p text:style-name="P1">print(pin_extractor([poem, poem2, poem3]))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6-03-16T19:14:19.460055998</meta:creation-date>
    <dc:date>2026-03-16T19:20:12.239737682</dc:date>
    <meta:editing-duration>PT5M53S</meta:editing-duration>
    <meta:editing-cycles>2</meta:editing-cycles>
    <meta:generator>LibreOffice/7.3.7.2$Linux_X86_64 LibreOffice_project/30$Build-2</meta:generator>
    <meta:document-statistic meta:object-count="1"/>
  </office:meta>
</office:document-meta>
</file>